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break-before="page"/>
    </style:style>
  </office:automatic-styles>
  <office:body>
    <office:text text:use-soft-page-breaks="true">
      <text:p text:style-name="P1">Reporter: Herzlich willkommen, liebe Zuschauerinnen und Zuschauer, zu einem fesselnden Interview mit zwei außergewöhnlichen Persönlichkeiten, die sich leidenschaftlich gegen die geplante Errichtung eines Wolkenkratzers und einer Statue im Uhuru Park einsetzen. Wangari Maathai und John Kamau sind hier, um uns ihre Geschichte zu erzählen. Wangari, können Sie uns bitte detailliert berichten, wie Sie von den Bauplänen erfahren haben?</text:p>
      <text:p text:style-name="Standard"/>
      <text:p text:style-name="Standard">Wangari Maathai: Natürlich. Mein Kollege, ein aufmerksamer Umweltschützer, hat mich über die Pläne der Regierung informiert. Als er mir von einem Wolkenkratzer und einer Statue im wunderschönen Uhuru Park erzählte, war ich schockiert und entschlossen, dagegen vorzugehen.</text:p>
      <text:p text:style-name="Standard"/>
      <text:p text:style-name="Standard">John Kamau: Es war, als würde man versuchen, die Lunge unserer Stadt zu durchbohren. Der Uhuru Park ist nicht nur ein Park; er ist unser Rückzugsort, unsere grüne Oase inmitten des städtischen Trubels.</text:p>
      <text:p text:style-name="Standard"/>
      <text:p text:style-name="Standard">Reporter: Wie haben Sie auf diese alarmierenden Neuigkeiten reagiert?</text:p>
      <text:p text:style-name="Standard"/>
      <text:p text:style-name="Standard">Wangari Maathai: Wir haben sofort gehandelt. Unsere Proteste manifestierten sich in eloquenten Schreiben, die gegen das Projekt argumentierten. Diese wurden an die Kenya Times, den Präsidenten, die Nairobi City Commission, den Umweltminister, die UNEP, das Environment Liaison Centre International, die UNESCO, das Ministerium für öffentliche Arbeiten und viele andere relevante Organisationen gesandt.</text:p>
      <text:p text:style-name="Standard"/>
      <text:p text:style-name="Standard">John Kamau: Wir wollten sicherstellen, dass unsere Stimmen gehört werden. Diese Baupläne waren nicht nur unsinnig, sondern auch eine Bedrohung für die Natur und die Gemeinschaft.</text:p>
      <text:p text:style-name="Standard"/>
      <text:p text:style-name="Standard">Reporter: Wie reagierte die Regierung auf Ihren energischen Widerstand?</text:p>
      <text:p text:style-name="Standard"/>
      <text:p text:style-name="Standard">Wangari Maathai: Der Präsident selbst versuchte, uns zum Schweigen zu bringen. In einer Rede am 12. Dezember 1989 versuchte er, mich als "traditionelle Frau" zu bezeichnen, die angeblich den Männern Respekt zollen sollte.</text:p>
      <text:p text:style-name="Standard"/>
      <text:p text:style-name="Standard">John Kamau: Diese Bemerkung war nicht nur beleidigend, sondern auch ein verzweifelter Versuch, uns einzuschüchtern. Doch wir ließen uns davon nicht entmutigen.</text:p>
      <text:p text:style-name="Standard"/>
      <text:p text:style-name="Standard">Reporter: Wie haben Sie sich persönlich gegen die Einschüchterungsversuche der Regierung gestellt?</text:p>
      <text:p text:style-name="Standard"/>
      <text:soft-page-break/>
      <text:p text:style-name="Standard">Wangari Maathai: Die Regierung zwang mich, mein Büro zu verlassen. Aber ich habe mich davon nicht bremsen lassen. Ich organisierte das Green Belt Movement weiterhin von meinem Haus aus. Die Bewegung ließ sich nicht unterkriegen.</text:p>
      <text:p text:style-name="Standard"/>
      <text:p text:style-name="Standard">John Kamau: Die Regierung unternahm sogar den Versuch, eine Untersuchung gegen das Green Belt Movement einzuleiten, um es zu schließen. Doch sie fanden keinen legitimen Grund dafür, und so konnte unsere Arbeit weitergehen.</text:p>
      <text:p text:style-name="Standard"/>
      <text:p text:style-name="Standard">Reporter: Wie beeinflussten Ihre intensiven Proteste die politische Landschaft und das Projekt selbst?</text:p>
      <text:p text:style-name="Standard"/>
      <text:p text:style-name="Standard">Wangari Maathai: Unsere lauten Proteste und die konstante Präsenz in den Medien führten dazu, dass ausländische Investoren ihre Unterstützung zurückzogen. Das wiederum zwang die Regierung dazu, das umstrittene Projekt im Januar 1990 aufzugeben.</text:p>
      <text:p text:style-name="Standard"/>
      <text:p text:style-name="Standard">John Kamau: Das war ein triumphaler Moment für all jene, die sich für den Schutz unserer Umwelt und unserer öffentlichen Räume einsetzen. Es zeigt, dass kollektiver Widerstand und eine vereinte Stimme tatsächlich Veränderungen bewirken können.</text:p>
      <text:p text:style-name="Standard"/>
      <text:p text:style-name="Standard">Reporter: Vielen Dank, Wangari Maathai und John Kamau, für Ihre beeindruckende Standhaftigkeit und Ihren entschlossenen Einsatz im Namen des Uhuru Parks und der gesamten Gemeinschaft.</text:p>
      <text:p text:style-name="P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 Grünitz</meta:initial-creator>
    <dc:creator>Erik Grünitz</dc:creator>
    <meta:creation-date>2023-12-02T15:44:00Z</meta:creation-date>
    <dc:date>2023-12-02T16:44:00Z</dc:date>
    <meta:template xlink:href="Normal" xlink:type="simple"/>
    <meta:editing-cycles>1</meta:editing-cycles>
    <meta:editing-duration>PT0S</meta:editing-duration>
    <meta:document-statistic meta:page-count="3" meta:paragraph-count="6" meta:word-count="460" meta:character-count="3353" meta:row-count="24" meta:non-whitespace-character-count="2899"/>
  </office:meta>
</office:document-meta>
</file>